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 style:data-style-name="N0"/>
    <style:style style:name="ce42" style:family="table-cell" style:parent-style-name="Default" style:data-style-name="N1"/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1021" table:default-cell-style-name="ce19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2"/>
        <table:table-column table:style-name="co7" table:default-cell-style-name="ce32"/>
        <table:table-column table:style-name="co8" table:number-columns-repeated="4" table:default-cell-style-name="ce32"/>
        <table:table-column table:style-name="co9" table:default-cell-style-name="ce32"/>
        <table:table-column table:style-name="co10" table:number-columns-repeated="3" table:default-cell-style-name="ce32"/>
        <table:table-column table:style-name="co11" table:number-columns-repeated="8" table:default-cell-style-name="ce32"/>
        <table:table-column table:style-name="co4" table:number-columns-repeated="1002" table:default-cell-style-name="ce19"/>
        <table:table-column table:style-name="co12" table:number-columns-repeated="3" table:default-cell-style-name="ce19"/>
        <table:table-column table:style-name="co12" table:number-columns-repeated="3" table:default-cell-style-name="Default"/>
        <table:table-column table:style-name="co5" table:number-columns-repeated="15357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5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6" table:default-cell-style-name="ce19"/>
        <table:table-column table:style-name="co7" table:default-cell-style-name="ce19"/>
        <table:table-column table:style-name="co8" table:number-columns-repeated="4" table:default-cell-style-name="ce19"/>
        <table:table-column table:style-name="co4" table:number-columns-repeated="12" table:default-cell-style-name="ce19"/>
        <table:table-column table:style-name="co9" table:default-cell-style-name="ce19"/>
        <table:table-column table:style-name="co10" table:default-cell-style-name="ce19"/>
        <table:table-column table:style-name="co14" table:default-cell-style-name="ce19"/>
        <table:table-column table:style-name="co4" table:number-columns-repeated="1003" table:default-cell-style-name="ce19"/>
        <table:table-column table:style-name="co12" table:number-columns-repeated="7" table:default-cell-style-name="ce19"/>
        <table:table-column table:style-name="co12" table:number-columns-repeated="5" table:default-cell-style-name="Default"/>
        <table:table-column table:style-name="co5" table:number-columns-repeated="15347" table:default-cell-style-name="Default"/>
        <table:table-column table:style-name="co13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005"/>
          <table:table-cell table:style-name="ce50" table:number-columns-repeated="8"/>
          <table:table-cell/>
          <table:table-cell table:style-name="ce50" table:number-columns-repeated="15352"/>
        </table:table-row>
        <table:table-row table:style-name="ro1">
          <table:table-cell table:style-name="ce33" office:value-type="string" calcext:value-type="string">
            <text:p>x_C</text:p>
          </table:table-cell>
          <table:table-cell table:style-name="ce44" office:value-type="float" office:value="0.5" calcext:value-type="float">
            <text:p>0.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13"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x_W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13"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C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4" office:value-type="string" calcext:value-type="string">
            <text:p>AA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7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4" office:value-type="string" calcext:value-type="string">
            <text:p>NT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3"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4" office:value-type="string" calcext:value-type="string">
            <text:p>ADP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4" office:value-type="string" calcext:value-type="string">
            <text:p>ATP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4" office:value-type="string" calcext:value-type="string">
            <text:p>LIP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rRNA</text:p>
          </table:table-cell>
          <table:table-cell table:number-columns-repeated="9"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mRNA</text:p>
          </table:table-cell>
          <table:table-cell table:number-columns-repeated="9"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tRNA</text:p>
          </table:table-cell>
          <table:table-cell table:number-columns-repeated="9"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DNA</text:p>
          </table:table-cell>
          <table:table-cell table:number-columns-repeated="9"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TC</text:p>
          </table:table-cell>
          <table:table-cell table:number-columns-repeated="10" table:style-name="ce4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number-columns-repeated="4"/>
          <table:table-cell table:number-columns-repeated="16362"/>
        </table:table-row>
        <table:table-row table:style-name="ro1">
          <table:table-cell table:style-name="ce33" office:value-type="string" calcext:value-type="string">
            <text:p>p</text:p>
          </table:table-cell>
          <table:table-cell table:number-columns-repeated="9" table:style-name="ce47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7" office:value-type="float" office:value="0" calcext:value-type="float">
            <text:p>0</text:p>
          </table:table-cell>
          <table:table-cell table:style-name="ce49" table:number-columns-repeated="4"/>
          <table:table-cell table:number-columns-repeated="16362"/>
        </table:table-row>
        <table:table-row table:style-name="ro1" table:number-rows-repeated="3">
          <table:table-cell table:style-name="ce41" table:number-columns-repeated="22"/>
          <table:table-cell table:number-columns-repeated="1636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5" table:number-columns-repeated="1023" table:default-cell-style-name="ce50"/>
        <table:table-column table:style-name="co15" table:default-cell-style-name="Default"/>
        <table:table-column table:style-name="co15" table:number-columns-repeated="15359" table:default-cell-style-name="ce50"/>
        <table:table-column table:style-name="co13" table:default-cell-style-name="ce50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19" table:number-columns-repeated="1005"/>
          <table:table-cell table:number-columns-repeated="15361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ce30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0"/>
          <table:table-cell table:style-name="ce41" table:number-columns-repeated="2"/>
          <table:table-cell table:number-columns-repeated="16363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9" table:number-columns-repeated="3"/>
          <table:table-cell table:number-columns-repeated="16363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9" table:number-columns-repeated="3"/>
          <table:table-cell table:number-columns-repeated="16363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/>
          <table:table-cell table:style-name="ce49" table:number-columns-repeated="2"/>
          <table:table-cell table:number-columns-repeated="16363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/>
          <table:table-cell table:style-name="ce49" table:number-columns-repeated="2"/>
          <table:table-cell table:number-columns-repeated="16363"/>
        </table:table-row>
        <table:table-row table:style-name="ro1">
          <table:table-cell table:style-name="ce41" table:number-columns-repeated="21"/>
          <table:table-cell table:number-columns-repeated="16363"/>
        </table:table-row>
        <table:table-row table:style-name="ro1" table:number-rows-repeated="2">
          <table:table-cell table:style-name="ce19" table:number-columns-repeated="19"/>
          <table:table-cell table:style-name="ce41" table:number-columns-repeated="2"/>
          <table:table-cell table:number-columns-repeated="16363"/>
        </table:table-row>
        <table:table-row table:style-name="ro1" table:number-rows-repeated="3">
          <table:table-cell table:style-name="ce19" table:number-columns-repeated="19"/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32"/>
        <table:table-column table:style-name="co16" table:default-cell-style-name="ce32"/>
        <table:table-column table:style-name="co8" table:number-columns-repeated="4" table:default-cell-style-name="ce32"/>
        <table:table-column table:style-name="co4" table:number-columns-repeated="12" table:default-cell-style-name="ce32"/>
        <table:table-column table:style-name="co4" table:number-columns-repeated="1000" table:default-cell-style-name="ce19"/>
        <table:table-column table:style-name="co12" table:number-columns-repeated="7" table:default-cell-style-name="ce19"/>
        <table:table-column table:style-name="co6" table:default-cell-style-name="ce19"/>
        <table:table-column table:style-name="co6" table:number-columns-repeated="5" table:default-cell-style-name="Default"/>
        <table:table-column table:style-name="co5" table:number-columns-repeated="15352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005"/>
          <table:table-cell table:style-name="ce50" table:number-columns-repeated="15360"/>
        </table:table-row>
        <table:table-row table:style-name="ro1">
          <table:table-cell office:value-type="string" calcext:value-type="string">
            <text:p>kcat_f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3000" calcext:value-type="float">
            <text:p>3000</text:p>
          </table:table-cell>
          <table:table-cell table:style-name="ce42" office:value-type="float" office:value="700" calcext:value-type="float">
            <text:p>7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kcat_b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 table:style-name="ce42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5" table:default-cell-style-name="ce32"/>
        <table:table-column table:style-name="co6" table:number-columns-repeated="979" table:default-cell-style-name="ce19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32" office:value-type="float" office:value="340" calcext:value-type="float">
            <text:p>340</text:p>
          </table:table-cell>
          <table:table-cell table:number-columns-repeated="36" office:value-type="float" office:value="340" calcext:value-type="float">
            <text:p>340</text:p>
          </table:table-cell>
          <table:table-cell table:number-columns-repeated="16322"/>
        </table:table-row>
        <table:table-row table:style-name="ro1">
          <table:table-cell table:style-name="ce41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12" office:value-type="float" office:value="0.892857142857143" calcext:value-type="float">
            <text:p>0.892857142857143</text:p>
          </table:table-cell>
          <table:table-cell table:formula="of:=[.C3]/1.12" office:value-type="float" office:value="0.79719387755102" calcext:value-type="float">
            <text:p>0.79719387755102</text:p>
          </table:table-cell>
          <table:table-cell table:formula="of:=[.D3]/1.12" office:value-type="float" office:value="0.711780247813411" calcext:value-type="float">
            <text:p>0.711780247813411</text:p>
          </table:table-cell>
          <table:table-cell table:style-name="ce32" table:formula="of:=[.E3]/1.12" office:value-type="float" office:value="0.635518078404831" calcext:value-type="float">
            <text:p>0.635518078404831</text:p>
          </table:table-cell>
          <table:table-cell table:style-name="ce32" table:formula="of:=[.F3]/1.12" office:value-type="float" office:value="0.567426855718599" calcext:value-type="float">
            <text:p>0.567426855718599</text:p>
          </table:table-cell>
          <table:table-cell table:style-name="ce32" table:formula="of:=[.G3]/1.12" office:value-type="float" office:value="0.506631121177321" calcext:value-type="float">
            <text:p>0.506631121177321</text:p>
          </table:table-cell>
          <table:table-cell table:style-name="ce32" table:formula="of:=[.H3]/1.12" office:value-type="float" office:value="0.452349215336893" calcext:value-type="float">
            <text:p>0.452349215336893</text:p>
          </table:table-cell>
          <table:table-cell table:style-name="ce32" table:formula="of:=[.I3]/1.12" office:value-type="float" office:value="0.403883227979369" calcext:value-type="float">
            <text:p>0.403883227979369</text:p>
          </table:table-cell>
          <table:table-cell table:style-name="ce32" table:formula="of:=[.J3]/1.12" office:value-type="float" office:value="0.36061002498158" calcext:value-type="float">
            <text:p>0.36061002498158</text:p>
          </table:table-cell>
          <table:table-cell table:style-name="ce32" table:formula="of:=[.K3]/1.12" office:value-type="float" office:value="0.321973236590696" calcext:value-type="float">
            <text:p>0.321973236590696</text:p>
          </table:table-cell>
          <table:table-cell table:style-name="ce32" table:formula="of:=[.L3]/1.12" office:value-type="float" office:value="0.287476104098836" calcext:value-type="float">
            <text:p>0.287476104098836</text:p>
          </table:table-cell>
          <table:table-cell table:style-name="ce32" table:formula="of:=[.M3]/1.12" office:value-type="float" office:value="0.256675092945389" calcext:value-type="float">
            <text:p>0.256675092945389</text:p>
          </table:table-cell>
          <table:table-cell table:style-name="ce32" table:formula="of:=[.N3]/1.12" office:value-type="float" office:value="0.229174190129812" calcext:value-type="float">
            <text:p>0.229174190129812</text:p>
          </table:table-cell>
          <table:table-cell table:style-name="ce32" table:formula="of:=[.O3]/1.12" office:value-type="float" office:value="0.204619812615903" calcext:value-type="float">
            <text:p>0.204619812615903</text:p>
          </table:table-cell>
          <table:table-cell table:style-name="ce32" table:formula="of:=[.P3]/1.12" office:value-type="float" office:value="0.182696261264199" calcext:value-type="float">
            <text:p>0.182696261264199</text:p>
          </table:table-cell>
          <table:table-cell table:style-name="ce32" table:formula="of:=[.Q3]/1.12" office:value-type="float" office:value="0.163121661843035" calcext:value-type="float">
            <text:p>0.163121661843035</text:p>
          </table:table-cell>
          <table:table-cell table:style-name="ce32" table:formula="of:=[.R3]/1.12" office:value-type="float" office:value="0.145644340931281" calcext:value-type="float">
            <text:p>0.145644340931281</text:p>
          </table:table-cell>
          <table:table-cell table:style-name="ce32" table:formula="of:=[.S3]/1.12" office:value-type="float" office:value="0.130039590117215" calcext:value-type="float">
            <text:p>0.130039590117215</text:p>
          </table:table-cell>
          <table:table-cell table:style-name="ce32" table:formula="of:=[.T3]/1.12" office:value-type="float" office:value="0.116106776890371" calcext:value-type="float">
            <text:p>0.116106776890371</text:p>
          </table:table-cell>
          <table:table-cell table:style-name="ce32" table:formula="of:=[.U3]/1.12" office:value-type="float" office:value="0.103666765080688" calcext:value-type="float">
            <text:p>0.103666765080688</text:p>
          </table:table-cell>
          <table:table-cell table:style-name="ce32" table:formula="of:=[.V3]/1.12" office:value-type="float" office:value="0.0925596116791859" calcext:value-type="float">
            <text:p>0.0925596116791859</text:p>
          </table:table-cell>
          <table:table-cell table:style-name="ce32" table:formula="of:=[.W3]/1.04" office:value-type="float" office:value="0.0889996266146019" calcext:value-type="float">
            <text:p>0.0889996266146019</text:p>
          </table:table-cell>
          <table:table-cell table:style-name="ce32" table:formula="of:=[.X3]/1.12" office:value-type="float" office:value="0.079463952334466" calcext:value-type="float">
            <text:p>0.079463952334466</text:p>
          </table:table-cell>
          <table:table-cell table:style-name="ce32" table:formula="of:=[.Y3]/1.06" office:value-type="float" office:value="0.0749659927683642" calcext:value-type="float">
            <text:p>0.0749659927683642</text:p>
          </table:table-cell>
          <table:table-cell table:style-name="ce32" table:formula="of:=[.Z3]/1.06" office:value-type="float" office:value="0.070722634687136" calcext:value-type="float">
            <text:p>0.070722634687136</text:p>
          </table:table-cell>
          <table:table-cell table:style-name="ce32" table:formula="of:=[.AA3]/1.06" office:value-type="float" office:value="0.0667194666859773" calcext:value-type="float">
            <text:p>0.0667194666859773</text:p>
          </table:table-cell>
          <table:table-cell table:style-name="ce32" table:formula="of:=[.AB3]/1.06" office:value-type="float" office:value="0.0629428930999786" calcext:value-type="float">
            <text:p>0.0629428930999786</text:p>
          </table:table-cell>
          <table:table-cell table:style-name="ce32" table:formula="of:=[.AC3]/1.06" office:value-type="float" office:value="0.0593800878301685" calcext:value-type="float">
            <text:p>0.0593800878301685</text:p>
          </table:table-cell>
          <table:table-cell table:style-name="ce32" table:formula="of:=[.AD3]/1.06" office:value-type="float" office:value="0.0560189507831778" calcext:value-type="float">
            <text:p>0.0560189507831778</text:p>
          </table:table-cell>
          <table:table-cell table:style-name="ce32" table:formula="of:=[.AE3]/1.06" office:value-type="float" office:value="0.0528480667765828" calcext:value-type="float">
            <text:p>0.0528480667765828</text:p>
          </table:table-cell>
          <table:table-cell table:style-name="ce32" table:formula="of:=[.AF3]/1.06" office:value-type="float" office:value="0.0498566667703612" calcext:value-type="float">
            <text:p>0.0498566667703612</text:p>
          </table:table-cell>
          <table:table-cell table:style-name="ce32" table:formula="of:=[.AG3]/1.06" office:value-type="float" office:value="0.0470345912927936" calcext:value-type="float">
            <text:p>0.0470345912927936</text:p>
          </table:table-cell>
          <table:table-cell table:style-name="ce32" table:formula="of:=[.AH3]/1.06" office:value-type="float" office:value="0.0443722559365977" calcext:value-type="float">
            <text:p>0.0443722559365977</text:p>
          </table:table-cell>
          <table:table-cell table:style-name="ce32" table:formula="of:=[.AI3]/1.06" office:value-type="float" office:value="0.041860618808111" calcext:value-type="float">
            <text:p>0.041860618808111</text:p>
          </table:table-cell>
          <table:table-cell table:style-name="ce32" table:formula="of:=[.AJ3]/1.04" office:value-type="float" office:value="0.0402505950077991" calcext:value-type="float">
            <text:p>0.0402505950077991</text:p>
          </table:table-cell>
          <table:table-cell table:style-name="ce32" table:formula="of:=[.AK3]/1.04" office:value-type="float" office:value="0.0387024951998068" calcext:value-type="float">
            <text:p>0.0387024951998068</text:p>
          </table:table-cell>
          <table:table-cell table:style-name="ce32" table:formula="of:=[.AL3]/1.04" office:value-type="float" office:value="0.0372139376921219" calcext:value-type="float">
            <text:p>0.0372139376921219</text:p>
          </table:table-cell>
          <table:table-cell table:style-name="ce32" table:formula="of:=[.AM3]/1.04" office:value-type="float" office:value="0.0357826323962711" calcext:value-type="float">
            <text:p>0.0357826323962711</text:p>
          </table:table-cell>
          <table:table-cell table:style-name="ce32" table:formula="of:=[.AN3]/1.04" office:value-type="float" office:value="0.0344063773041068" calcext:value-type="float">
            <text:p>0.0344063773041068</text:p>
          </table:table-cell>
          <table:table-cell table:style-name="ce32" table:formula="of:=[.AO3]/1.04" office:value-type="float" office:value="0.0330830551001027" calcext:value-type="float">
            <text:p>0.0330830551001027</text:p>
          </table:table-cell>
          <table:table-cell table:style-name="ce32" table:formula="of:=[.AP3]/1.04" office:value-type="float" office:value="0.0318106299039449" calcext:value-type="float">
            <text:p>0.0318106299039449</text:p>
          </table:table-cell>
          <table:table-cell table:style-name="ce32" table:formula="of:=[.AQ3]/1.04" office:value-type="float" office:value="0.0305871441384085" calcext:value-type="float">
            <text:p>0.0305871441384085</text:p>
          </table:table-cell>
          <table:table-cell table:style-name="ce32" table:formula="of:=[.AR3]/1.04" office:value-type="float" office:value="0.0294107155177005" calcext:value-type="float">
            <text:p>0.0294107155177005</text:p>
          </table:table-cell>
          <table:table-cell table:style-name="ce32" table:formula="of:=[.AS3]/1.04" office:value-type="float" office:value="0.0282795341516351" calcext:value-type="float">
            <text:p>0.0282795341516351</text:p>
          </table:table-cell>
          <table:table-cell table:style-name="ce32" table:formula="of:=[.AT3]/1.04" office:value-type="float" office:value="0.0271918597611876" calcext:value-type="float">
            <text:p>0.0271918597611876</text:p>
          </table:table-cell>
          <table:table-cell table:style-name="ce32" table:formula="of:=[.AU3]/1.04" office:value-type="float" office:value="0.0261460190011419" calcext:value-type="float">
            <text:p>0.0261460190011419</text:p>
          </table:table-cell>
          <table:table-cell table:style-name="ce32" table:formula="of:=[.AV3]/1.04" office:value-type="float" office:value="0.0251404028857134" calcext:value-type="float">
            <text:p>0.0251404028857134</text:p>
          </table:table-cell>
          <table:table-cell table:style-name="ce32" table:formula="of:=[.AW3]/1.04" office:value-type="float" office:value="0.024173464313186" calcext:value-type="float">
            <text:p>0.024173464313186</text:p>
          </table:table-cell>
          <table:table-cell table:style-name="ce32" table:formula="of:=[.AX3]/1.04" office:value-type="float" office:value="0.0232437156857557" calcext:value-type="float">
            <text:p>0.0232437156857557</text:p>
          </table:table-cell>
          <table:table-cell table:style-name="ce32" table:formula="of:=[.AY3]/1.04" office:value-type="float" office:value="0.022349726620919" calcext:value-type="float">
            <text:p>0.022349726620919</text:p>
          </table:table-cell>
          <table:table-cell table:style-name="ce32" table:formula="of:=[.AZ3]/1.04" office:value-type="float" office:value="0.0214901217508837" calcext:value-type="float">
            <text:p>0.0214901217508837</text:p>
          </table:table-cell>
          <table:table-cell table:style-name="ce32" table:formula="of:=[.BA3]/1.04" office:value-type="float" office:value="0.0206635786066189" calcext:value-type="float">
            <text:p>0.0206635786066189</text:p>
          </table:table-cell>
          <table:table-cell table:style-name="ce32" table:formula="of:=[.BB3]/1.04" office:value-type="float" office:value="0.0198688255832874" calcext:value-type="float">
            <text:p>0.0198688255832874</text:p>
          </table:table-cell>
          <table:table-cell table:style-name="ce32" table:formula="of:=[.BC3]/1.04" office:value-type="float" office:value="0.0191046399839302" calcext:value-type="float">
            <text:p>0.0191046399839302</text:p>
          </table:table-cell>
          <table:table-cell table:style-name="ce32" table:formula="of:=[.BD3]/1.04" office:value-type="float" office:value="0.0183698461383945" calcext:value-type="float">
            <text:p>0.0183698461383945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52" table:style-name="ce32" office:value-type="float" office:value="0.01" calcext:value-type="float">
            <text:p>0.01</text:p>
          </table:table-cell>
          <table:table-cell table:number-columns-repeated="16322"/>
        </table:table-row>
        <table:table-row table:style-name="ro1" table:number-rows-repeated="104857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x" table:style-name="ta2">
        <table:table-column table:style-name="co1" table:default-cell-style-name="ce50"/>
        <table:table-column table:style-name="co17" table:default-cell-style-name="ce50"/>
        <table:table-column table:style-name="co5" table:number-columns-repeated="16382" table:default-cell-style-name="ce50"/>
        <table:table-row table:style-name="ro1">
          <table:table-cell/>
          <table:table-cell table:style-name="ce52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52" office:value-type="string" calcext:value-type="string">
            <text:p>x(t)</text:p>
          </table:table-cell>
          <table:table-cell table:style-name="ce52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52" office:value-type="string" calcext:value-type="string">
            <text:p>dx/dt</text:p>
          </table:table-cell>
          <table:table-cell table:style-name="ce52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3" table:default-cell-style-name="ce50"/>
        <table:table-column table:style-name="co5" table:default-cell-style-name="ce50"/>
        <table:table-column table:style-name="co1" table:number-columns-repeated="2" table:default-cell-style-name="ce50"/>
        <table:table-column table:style-name="co5" table:number-columns-repeated="1006" table:default-cell-style-name="ce50"/>
        <table:table-column table:style-name="co5" table:default-cell-style-name="Default"/>
        <table:table-column table:style-name="co5" table:number-columns-repeated="15360" table:default-cell-style-name="ce50"/>
        <table:table-column table:style-name="co13" table:default-cell-style-name="ce50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19" table:number-columns-repeated="1005"/>
          <table:table-cell table:number-columns-repeated="15362"/>
        </table:table-row>
        <table:table-row table:style-name="ro1">
          <table:table-cell table:style-name="ce52" office:value-type="string" calcext:value-type="string">
            <text:p>q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.8" calcext:value-type="float">
            <text:p>0.8</text:p>
          </table:table-cell>
          <table:table-cell table:style-name="ce52" office:value-type="float" office:value="0.6" calcext:value-type="float">
            <text:p>0.6</text:p>
          </table:table-cell>
          <table:table-cell table:number-columns-repeated="2" table:style-name="ce52" office:value-type="float" office:value="0.5" calcext:value-type="float">
            <text:p>0.5</text:p>
          </table:table-cell>
          <table:table-cell table:number-columns-repeated="2" table:style-name="ce52" office:value-type="float" office:value="0.2" calcext:value-type="float">
            <text:p>0.2</text:p>
          </table:table-cell>
          <table:table-cell table:number-columns-repeated="6" table:style-name="ce52" office:value-type="float" office:value="0.4" calcext:value-type="float">
            <text:p>0.4</text:p>
          </table:table-cell>
          <table:table-cell table:style-name="ce52" office:value-type="float" office:value="0.2" calcext:value-type="float">
            <text:p>0.2</text:p>
          </table:table-cell>
          <table:table-cell table:number-columns-repeated="2" table:style-name="ce52" office:value-type="float" office:value="0.4" calcext:value-type="float">
            <text:p>0.4</text:p>
          </table:table-cell>
          <table:table-cell table:number-columns-repeated="16367"/>
        </table:table-row>
        <table:table-row table:style-name="ro1">
          <table:table-cell table:style-name="ce52" office:value-type="string" calcext:value-type="string">
            <text:p>dq0</text:p>
          </table:table-cell>
          <table:table-cell table:number-columns-repeated="16" table:style-name="ce5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52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3">
        <table:table-column table:style-name="co5" table:number-columns-repeated="22" table:default-cell-style-name="ce50"/>
        <table:table-column table:style-name="co5" table:default-cell-style-name="Default"/>
        <table:table-column table:style-name="co5" table:number-columns-repeated="16360" table:default-cell-style-name="ce50"/>
        <table:table-column table:style-name="co13" table:default-cell-style-name="ce50"/>
        <table:table-row table:style-name="ro1">
          <table:table-cell table:style-name="ce52" office:value-type="string" calcext:value-type="string">
            <text:p>mu</text:p>
          </table:table-cell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41"/>
          <table:table-cell table:style-name="ce49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52" office:value-type="float" office:value="0.9" calcext:value-type="float">
            <text:p>0.9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0.01" calcext:value-type="float">
            <text:p>0.01</text:p>
          </table:table-cell>
          <table:table-cell table:style-name="ce52" office:value-type="float" office:value="0.08" calcext:value-type="float">
            <text:p>0.08</text:p>
          </table:table-cell>
          <table:table-cell table:style-name="ce52" office:value-type="float" office:value="0.01" calcext:value-type="float">
            <text:p>0.01</text:p>
          </table:table-cell>
          <table:table-cell table:style-name="ce52" office:value-type="float" office:value="0.172" calcext:value-type="float">
            <text:p>0.172</text:p>
          </table:table-cell>
          <table:table-cell table:style-name="ce52" office:value-type="float" office:value="0.011" calcext:value-type="float">
            <text:p>0.011</text:p>
          </table:table-cell>
          <table:table-cell table:style-name="ce52" office:value-type="float" office:value="0.03" calcext:value-type="float">
            <text:p>0.03</text:p>
          </table:table-cell>
          <table:table-cell table:style-name="ce52" office:value-type="float" office:value="0.26" calcext:value-type="float">
            <text:p>0.26</text:p>
          </table:table-cell>
          <table:table-cell table:style-name="ce52" table:formula="of:=0.6*0.07" office:value-type="float" office:value="0.042" calcext:value-type="float">
            <text:p>0.042</text:p>
          </table:table-cell>
          <table:table-cell table:style-name="ce52" table:formula="of:=0.3*0.07" office:value-type="float" office:value="0.021" calcext:value-type="float">
            <text:p>0.021</text:p>
          </table:table-cell>
          <table:table-cell table:style-name="ce52" table:formula="of:=0.1*0.07" office:value-type="float" office:value="0.007" calcext:value-type="float">
            <text:p>0.007</text:p>
          </table:table-cell>
          <table:table-cell table:style-name="ce52" office:value-type="float" office:value="0.008" calcext:value-type="float">
            <text:p>0.008</text:p>
          </table:table-cell>
          <table:table-cell table:number-columns-repeated="2" table:style-name="ce52" office:value-type="float" office:value="0.001" calcext:value-type="float">
            <text:p>0.001</text:p>
          </table:table-cell>
          <table:table-cell table:style-name="ce52" office:value-type="float" office:value="0.002" calcext:value-type="float">
            <text:p>0.002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ce52" office:value-type="float" office:value="0.27" calcext:value-type="float">
            <text:p>0.27</text:p>
          </table:table-cell>
          <table:table-cell table:style-name="ce52" table:number-columns-repeated="3"/>
          <table:table-cell table:number-columns-repeated="16363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5"/>
          <table:table-cell table:style-name="ce52" table:number-columns-repeated="17"/>
          <table:table-cell table:number-columns-repeated="1636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8" table:number-columns-repeated="16383" table:default-cell-style-name="Default"/>
        <table:table-row table:style-name="ro1"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number-columns-repeated="7" table:style-name="ce52" office:value-type="float" office:value="0" calcext:value-type="float">
            <text:p>0</text:p>
          </table:table-cell>
          <table:table-cell table:style-name="ce52" office:value-type="float" office:value="0.2" calcext:value-type="float">
            <text:p>0.2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3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10:37:43.1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1-24T10:38:36.098000000</dc:date>
    <meta:editing-cycles>386</meta:editing-cycles>
    <meta:editing-duration>P1DT20H23M19S</meta:editing-duration>
    <meta:document-statistic meta:table-count="10" meta:cell-count="1289" meta:object-count="0"/>
  </office:meta>
</office:document-meta>
</file>